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456cm"/>
    </style:style>
    <style:style style:name="gr2" style:family="graphic" style:parent-style-name="standard">
      <style:graphic-properties draw:textarea-horizontal-align="justify" draw:textarea-vertical-align="middle" draw:auto-grow-height="false" fo:min-height="2.951cm" fo:min-width="5.39cm"/>
    </style:style>
    <style:style style:name="gr3" style:family="graphic" style:parent-style-name="standard">
      <style:graphic-properties draw:textarea-horizontal-align="justify" draw:textarea-vertical-align="middle" draw:auto-grow-height="false" fo:min-height="3.251cm" fo:min-width="8.372cm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6" style:family="graphic" style:parent-style-name="standard">
      <style:graphic-properties draw:stroke="none" svg:stroke-color="#000000" draw:fill="none" draw:fill-color="#ffffff" fo:min-height="2.15cm"/>
    </style:style>
    <style:style style:name="gr7" style:family="graphic" style:parent-style-name="standard">
      <style:graphic-properties draw:textarea-horizontal-align="justify" draw:textarea-vertical-align="middle" draw:auto-grow-height="false" fo:min-height="1.876cm" fo:min-width="3.2cm"/>
    </style:style>
    <style:style style:name="gr8" style:family="graphic" style:parent-style-name="standard">
      <style:graphic-properties draw:textarea-horizontal-align="justify" draw:textarea-vertical-align="middle" draw:auto-grow-height="false" fo:min-height="2.337cm" fo:min-width="7.25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8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xml:id="id1" draw:id="id1" draw:layer="layout" svg:width="5.6cm" svg:height="2.2cm" svg:x="5.291cm" svg:y="1.4cm">
            <text:p text:style-name="P1">Начало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7.7cm" svg:height="3.2cm" svg:x="4.241cm" svg:y="4.886cm">
            <text:p text:style-name="P1">Инициализация <text:line-break/>контактов <text:line-break/>платы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3" draw:text-style-name="P1" xml:id="id5" draw:id="id5" draw:layer="layout" svg:width="11.6cm" svg:height="3.5cm" svg:x="2.291cm" svg:y="19.042cm">
            <text:p text:style-name="P1">Включить напряжение <text:line-break/>на контактах,<text:line-break/> соответствующих <text:line-break/>сегментам цифры <text:span text:style-name="T1">R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1" draw:text-style-name="P1" xml:id="id7" draw:id="id7" draw:layer="layout" svg:width="5.6cm" svg:height="2.2cm" svg:x="5.291cm" svg:y="33.4cm">
            <text:p text:style-name="P1">Конец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xml:id="id3" draw:id="id3" draw:layer="layout" svg:width="4.634cm" svg:height="2.199cm" svg:x="5.774cm" svg:y="9.371cm" svg:viewBox="0 0 4635 2200" draw:points="485,0 4150,0 4635,437 4635,2200 0,2200 0,437">
            <text:p text:style-name="P1">Цикл i</text:p>
            <text:p text:style-name="P1">От 1 до 1000</text:p>
          </draw:polygon>
          <draw:g xml:id="id8" draw:id="id8">
            <draw:polygon draw:style-name="gr5" draw:text-style-name="P1" draw:layer="layout" svg:width="5.416cm" svg:height="2.752cm" draw:transform="rotate (-3.14159265358979) translate (10.7996411606194cm 32.1168456375839cm)" svg:viewBox="0 0 5417 2753" draw:points="4850,0 566,0 0,548 0,2753 5417,2753 5417,548">
              <text:p/>
            </draw:polygon>
            <draw:frame draw:style-name="gr6" draw:text-style-name="P2" draw:layer="layout" svg:width="5.104cm" svg:height="2.4cm" svg:x="5.539cm" svg:y="29.54cm">
              <draw:text-box>
                <text:p text:style-name="P1">Увеличить<text:line-break/>i на 1</text:p>
                <text:p text:style-name="P1">Цикл i</text:p>
              </draw:text-box>
            </draw:frame>
          </draw:g>
          <draw:custom-shape draw:style-name="gr7" draw:text-style-name="P1" xml:id="id6" draw:id="id6" draw:layer="layout" svg:width="7.4cm" svg:height="4.251cm" svg:x="4.391cm" svg:y="23.828cm">
            <text:p text:style-name="P1">Дана команда<text:line-break/>на завершение?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8" draw:text-style-name="P1" xml:id="id4" draw:id="id4" draw:layer="layout" svg:width="7.75cm" svg:height="4.9cm" svg:x="4.216cm" svg:y="12.857cm">
            <text:p text:style-name="P1">Прочесть <text:span text:style-name="T1">i</text:span><text:span text:style-name="T2">-ую</text:span> цифру <text:line-break/>из файла <text:span text:style-name="T1">pi </text:span><text:span text:style-name="T1"><text:line-break/></text:span><text:span text:style-name="T2">в переменную </text:span><text:span text:style-name="T1">R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9" draw:text-style-name="P3" draw:layer="layout" svg:x1="8.091cm" svg:y1="3.6cm" svg:x2="8.091cm" svg:y2="4.886cm" draw:start-shape="id1" draw:start-glue-point="2" draw:end-shape="id2" draw:end-glue-point="0" svg:d="M8091 3600v1286" svg:viewBox="0 0 1 1287">
            <text:p/>
          </draw:connector>
          <draw:connector draw:style-name="gr9" draw:text-style-name="P3" draw:layer="layout" svg:x1="8.091cm" svg:y1="8.086cm" svg:x2="8.091cm" svg:y2="9.371cm" draw:start-shape="id2" draw:start-glue-point="2" draw:end-shape="id3" draw:end-glue-point="0" svg:d="M8091 8086v1285" svg:viewBox="0 0 1 1286">
            <text:p/>
          </draw:connector>
          <draw:connector draw:style-name="gr9" draw:text-style-name="P3" draw:layer="layout" svg:x1="8.091cm" svg:y1="11.571cm" svg:x2="8.091cm" svg:y2="12.857cm" draw:start-shape="id3" draw:start-glue-point="2" draw:end-shape="id4" draw:end-glue-point="5" svg:d="M8091 11571v1286" svg:viewBox="0 0 1 1287">
            <text:p/>
          </draw:connector>
          <draw:connector draw:style-name="gr9" draw:text-style-name="P3" draw:layer="layout" svg:x1="8.091cm" svg:y1="17.757cm" svg:x2="8.091cm" svg:y2="19.042cm" draw:start-shape="id4" draw:start-glue-point="7" draw:end-shape="id5" svg:d="M8091 17757v1285" svg:viewBox="0 0 1 1286">
            <text:p/>
          </draw:connector>
          <draw:connector draw:style-name="gr9" draw:text-style-name="P3" draw:layer="layout" svg:x1="8.091cm" svg:y1="22.542cm" svg:x2="8.091cm" svg:y2="23.828cm" draw:start-shape="id5" draw:start-glue-point="2" draw:end-shape="id6" draw:end-glue-point="4" svg:d="M8091 22542v1286" svg:viewBox="0 0 1 1287">
            <text:p/>
          </draw:connector>
          <draw:connector draw:style-name="gr9" draw:text-style-name="P3" draw:layer="layout" draw:line-skew="0cm 1.96cm" svg:x1="11.791cm" svg:y1="25.954cm" svg:x2="8.091cm" svg:y2="33.4cm" draw:start-shape="id6" draw:start-glue-point="7" draw:end-shape="id7" draw:end-glue-point="0" svg:d="M11791 25954h502v6746h-4202v700" svg:viewBox="0 0 4203 7447">
            <text:p/>
          </draw:connector>
          <draw:connector draw:style-name="gr9" draw:text-style-name="P3" draw:layer="layout" svg:x1="4.391cm" svg:y1="25.954cm" svg:x2="8.091cm" svg:y2="29.364cm" draw:start-shape="id6" draw:start-glue-point="5" draw:end-shape="id8" draw:end-glue-point="0" svg:d="M4391 25954h-501v2768h4201v642" svg:viewBox="0 0 4202 3411">
            <text:p/>
          </draw:connector>
          <draw:frame draw:style-name="gr10" draw:text-style-name="P4" draw:layer="layout" svg:width="1.285cm" svg:height="0.962cm" svg:x="12.506cm" svg:y="25.7cm">
            <draw:text-box>
              <text:p>Да</text:p>
            </draw:text-box>
          </draw:frame>
          <draw:frame draw:style-name="gr11" draw:text-style-name="P4" draw:layer="layout" svg:width="1.582cm" svg:height="0.962cm" svg:x="2.109cm" svg:y="25.738cm">
            <draw:text-box>
              <text:p>Нет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56:32.891840039</meta:creation-date>
    <dc:date>2019-03-09T23:02:17.565659024</dc:date>
    <meta:editing-duration>PT29M49S</meta:editing-duration>
    <meta:editing-cycles>5</meta:editing-cycles>
    <meta:generator>LibreOffice/5.1.6.2$Linux_X86_64 LibreOffice_project/10m0$Build-2</meta:generator>
    <meta:document-statistic meta:object-count="20"/>
  </office:meta>
</office:document-meta>
</file>